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0.4154in"/>
    </style:style>
    <style:style style:name="co5" style:family="table-column">
      <style:table-column-properties fo:break-before="auto" style:column-width="4.0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5" style:family="table-cell" style:parent-style-name="Default" style:data-style-name="N100">
      <style:table-cell-properties fo:background-color="#e6e6e6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ffcc99"/>
    </style:style>
    <style:style style:name="ce18" style:family="table-cell" style:parent-style-name="Default" style:data-style-name="N100">
      <style:text-properties style:font-name="Courier New"/>
    </style:style>
    <style:style style:name="ce19" style:family="table-cell" style:parent-style-name="Default" style:data-style-name="N100">
      <style:table-cell-properties fo:background-color="#ffcc99"/>
      <style:text-properties style:use-window-font-color="true"/>
    </style:style>
    <style:style style:name="ce20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lbany AMT" style:font-name-asian="Albany AMT1" style:font-name-complex="Albany AMT1"/>
    </style:style>
    <style:style style:name="ce22" style:family="table-cell" style:parent-style-name="Default">
      <style:text-properties style:use-window-font-color="true" style:text-outline="false" style:text-line-through-style="none" style:font-name="ArialMT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8pt" style:language-asian="en" style:country-asian="US" style:font-style-asian="normal" style:font-weight-asian="normal" style:font-name-complex="ArialMT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M-32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2" table:number-columns-repeated="3" table:default-cell-style-name="ce7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2" table:number-columns-repeated="6"/>
          <table:table-cell table:style-name="ce1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7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400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2" table:number-columns-repeated="6"/>
          <table:table-cell table:style-name="ce1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40915 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BQ40z5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BQ20z45-R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footprint</text:p>
          </table:table-cell>
          <table:table-cell table:style-name="ce10" office:value-type="string">
            <text:p>S-PVQFN-N32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Battery Level Gauge and Protection Enabled With Impedance Track</text:p>
          </table:table-cell>
          <table:table-cell table:style-name="ce14" table:number-columns-repeated="4"/>
          <table:table-cell table:style-name="ce18"/>
        </table:table-row>
        <table:table-row table:style-name="ro3">
          <table:table-cell table:style-name="ce4" office:value-type="string">
            <text:p>documentation</text:p>
          </table:table-cell>
          <table:table-cell table:style-name="ce4" office:value-type="string">
            <text:p><text:a xlink:href="http://www.ti.com/product/bq20z45">http://www.ti.com/product/bq20z45</text:a>-r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4" table:number-columns-repeated="4"/>
          <table:table-cell table:style-name="ce18"/>
        </table:table-row>
        <table:table-row table:style-name="ro1">
          <table:table-cell table:style-name="ce2" table:number-columns-repeated="6"/>
          <table:table-cell table:style-name="ce1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7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5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5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20" office:value-type="string">
            <text:p>label</text:p>
          </table:table-cell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number-columns-repeated="2"/>
        </table:table-row>
        <table:table-row table:style-name="ro1">
          <table:table-cell table:formula="of:=[std.A1]" office:value-type="float" office:value="1">
            <text:p>1</text:p>
          </table:table-cell>
          <table:table-cell table:formula="of:=[.A59]" office:value-type="float" office:value="1">
            <text:p>1</text:p>
          </table:table-cell>
          <table:table-cell table:formula="of:=[std.B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std.C1]" office:value-type="string" office:string-value="PBI">
            <text:p>PBI</text:p>
          </table:table-cell>
        </table:table-row>
        <table:table-row table:style-name="ro1">
          <table:table-cell table:formula="of:=[std.A2]" office:value-type="float" office:value="2">
            <text:p>2</text:p>
          </table:table-cell>
          <table:table-cell table:formula="of:=[.A60]" office:value-type="float" office:value="2">
            <text:p>2</text:p>
          </table:table-cell>
          <table:table-cell table:formula="of:=[std.B2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std.C2]" office:value-type="string" office:string-value="VC4">
            <text:p>VC4</text:p>
          </table:table-cell>
        </table:table-row>
        <table:table-row table:style-name="ro1">
          <table:table-cell table:formula="of:=[std.A3]" office:value-type="float" office:value="3">
            <text:p>3</text:p>
          </table:table-cell>
          <table:table-cell table:formula="of:=[.A61]" office:value-type="float" office:value="3">
            <text:p>3</text:p>
          </table:table-cell>
          <table:table-cell table:formula="of:=[std.B3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std.C3]" office:value-type="string" office:string-value="VC3">
            <text:p>VC3</text:p>
          </table:table-cell>
        </table:table-row>
        <table:table-row table:style-name="ro1">
          <table:table-cell table:formula="of:=[std.A4]" office:value-type="float" office:value="4">
            <text:p>4</text:p>
          </table:table-cell>
          <table:table-cell table:formula="of:=[.A62]" office:value-type="float" office:value="4">
            <text:p>4</text:p>
          </table:table-cell>
          <table:table-cell table:formula="of:=[std.B4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std.C4]" office:value-type="string" office:string-value="VC2">
            <text:p>VC2</text:p>
          </table:table-cell>
        </table:table-row>
        <table:table-row table:style-name="ro1">
          <table:table-cell table:formula="of:=[std.A5]" office:value-type="float" office:value="5">
            <text:p>5</text:p>
          </table:table-cell>
          <table:table-cell table:formula="of:=[.A63]" office:value-type="float" office:value="5">
            <text:p>5</text:p>
          </table:table-cell>
          <table:table-cell table:formula="of:=[std.B5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std.C5]" office:value-type="string" office:string-value="VC1">
            <text:p>VC1</text:p>
          </table:table-cell>
        </table:table-row>
        <table:table-row table:style-name="ro1">
          <table:table-cell table:formula="of:=[std.A6]" office:value-type="float" office:value="6">
            <text:p>6</text:p>
          </table:table-cell>
          <table:table-cell table:formula="of:=[.A64]" office:value-type="float" office:value="6">
            <text:p>6</text:p>
          </table:table-cell>
          <table:table-cell table:formula="of:=[std.B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std.C6]" office:value-type="string" office:string-value="SRN">
            <text:p>SRN</text:p>
          </table:table-cell>
        </table:table-row>
        <table:table-row table:style-name="ro1">
          <table:table-cell table:formula="of:=[std.A7]" office:value-type="float" office:value="7">
            <text:p>7</text:p>
          </table:table-cell>
          <table:table-cell table:formula="of:=[.A65]" office:value-type="float" office:value="7">
            <text:p>7</text:p>
          </table:table-cell>
          <table:table-cell table:formula="of:=[std.B7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std.C7]" office:value-type="string" office:string-value="NC">
            <text:p>NC</text:p>
          </table:table-cell>
        </table:table-row>
        <table:table-row table:style-name="ro1">
          <table:table-cell table:formula="of:=[std.A8]" office:value-type="float" office:value="8">
            <text:p>8</text:p>
          </table:table-cell>
          <table:table-cell table:formula="of:=[.A66]" office:value-type="float" office:value="8">
            <text:p>8</text:p>
          </table:table-cell>
          <table:table-cell table:formula="of:=[std.B8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 table:style-name="ce7"/>
          <table:table-cell table:formula="of:=[std.C8]" office:value-type="string" office:string-value="SRP">
            <text:p>SRP</text:p>
          </table:table-cell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l</text:p>
          </table:table-cell>
          <table:table-cell table:style-name="ce7"/>
          <table:table-cell/>
        </table:table-row>
        <table:table-row table:style-name="ro1">
          <table:table-cell table:formula="of:=[std.A9]" office:value-type="float" office:value="9">
            <text:p>9</text:p>
          </table:table-cell>
          <table:table-cell table:formula="of:=[.A68]" office:value-type="float" office:value="9">
            <text:p>9</text:p>
          </table:table-cell>
          <table:table-cell table:formula="of:=[std.B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std.C9]" office:value-type="string" office:string-value="VSS">
            <text:p>VSS</text:p>
          </table:table-cell>
        </table:table-row>
        <table:table-row table:style-name="ro1">
          <table:table-cell table:formula="of:=[std.A10]" office:value-type="float" office:value="10">
            <text:p>10</text:p>
          </table:table-cell>
          <table:table-cell table:formula="of:=[.A69]" office:value-type="float" office:value="10">
            <text:p>10</text:p>
          </table:table-cell>
          <table:table-cell table:formula="of:=[std.B10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std.C10]" office:value-type="string" office:string-value="TS1">
            <text:p>TS1</text:p>
          </table:table-cell>
        </table:table-row>
        <table:table-row table:style-name="ro1">
          <table:table-cell table:formula="of:=[std.A11]" office:value-type="float" office:value="11">
            <text:p>11</text:p>
          </table:table-cell>
          <table:table-cell table:formula="of:=[.A70]" office:value-type="float" office:value="11">
            <text:p>11</text:p>
          </table:table-cell>
          <table:table-cell table:formula="of:=[std.B11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 table:style-name="ce7"/>
          <table:table-cell table:formula="of:=[std.C11]" office:value-type="string" office:string-value="TS2">
            <text:p>TS2</text:p>
          </table:table-cell>
        </table:table-row>
        <table:table-row table:style-name="ro1">
          <table:table-cell table:formula="of:=[std.A12]" office:value-type="float" office:value="12">
            <text:p>12</text:p>
          </table:table-cell>
          <table:table-cell table:formula="of:=[.A71]" office:value-type="float" office:value="12">
            <text:p>12</text:p>
          </table:table-cell>
          <table:table-cell table:formula="of:=[std.B12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std.C12]" office:value-type="string" office:string-value="TS3">
            <text:p>TS3</text:p>
          </table:table-cell>
        </table:table-row>
        <table:table-row table:style-name="ro1">
          <table:table-cell table:formula="of:=[std.A13]" office:value-type="float" office:value="13">
            <text:p>13</text:p>
          </table:table-cell>
          <table:table-cell table:formula="of:=[.A72]" office:value-type="float" office:value="13">
            <text:p>13</text:p>
          </table:table-cell>
          <table:table-cell table:formula="of:=[std.B13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 table:style-name="ce7"/>
          <table:table-cell table:formula="of:=[std.C13]" office:value-type="string" office:string-value="TS4">
            <text:p>TS4</text:p>
          </table:table-cell>
        </table:table-row>
        <table:table-row table:style-name="ro1">
          <table:table-cell table:formula="of:=[std.A14]" office:value-type="float" office:value="14">
            <text:p>14</text:p>
          </table:table-cell>
          <table:table-cell table:formula="of:=[.A73]" office:value-type="float" office:value="14">
            <text:p>14</text:p>
          </table:table-cell>
          <table:table-cell table:formula="of:=[std.B14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std.C14]" office:value-type="string" office:string-value="NC">
            <text:p>NC</text:p>
          </table:table-cell>
        </table:table-row>
        <table:table-row table:style-name="ro1">
          <table:table-cell table:formula="of:=[std.A15]" office:value-type="float" office:value="15">
            <text:p>15</text:p>
          </table:table-cell>
          <table:table-cell table:formula="of:=[.A74]" office:value-type="float" office:value="15">
            <text:p>15</text:p>
          </table:table-cell>
          <table:table-cell table:formula="of:=[std.B15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std.C15]" office:value-type="string" office:string-value="BTP_INT">
            <text:p>BTP_INT</text:p>
          </table:table-cell>
        </table:table-row>
        <table:table-row table:style-name="ro1">
          <table:table-cell table:formula="of:=[std.A16]" office:value-type="float" office:value="16">
            <text:p>16</text:p>
          </table:table-cell>
          <table:table-cell table:formula="of:=[.A75]" office:value-type="float" office:value="16">
            <text:p>16</text:p>
          </table:table-cell>
          <table:table-cell table:formula="of:=[std.B1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std.C16]" office:value-type="string" office:string-value="\_SHUTDN\_">
            <text:p>\_SHUTDN\_</text:p>
          </table:table-cell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table:formula="of:=[std.A17]" office:value-type="float" office:value="24">
            <text:p>24</text:p>
          </table:table-cell>
          <table:table-cell table:formula="of:=[.A77]" office:value-type="float" office:value="24">
            <text:p>24</text:p>
          </table:table-cell>
          <table:table-cell table:formula="of:=[std.B17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std.C17]" office:value-type="string" office:string-value="PTCEN">
            <text:p>PTCEN</text:p>
          </table:table-cell>
        </table:table-row>
        <table:table-row table:style-name="ro1">
          <table:table-cell table:formula="of:=[std.A18]" office:value-type="float" office:value="23">
            <text:p>23</text:p>
          </table:table-cell>
          <table:table-cell table:formula="of:=[.A78]" office:value-type="float" office:value="23">
            <text:p>23</text:p>
          </table:table-cell>
          <table:table-cell table:formula="of:=[std.B18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std.C18]" office:value-type="string" office:string-value="PTC">
            <text:p>PTC</text:p>
          </table:table-cell>
        </table:table-row>
        <table:table-row table:style-name="ro1">
          <table:table-cell table:formula="of:=[std.A19]" office:value-type="float" office:value="22">
            <text:p>22</text:p>
          </table:table-cell>
          <table:table-cell table:formula="of:=[.A79]" office:value-type="float" office:value="22">
            <text:p>22</text:p>
          </table:table-cell>
          <table:table-cell table:formula="of:=[std.B19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std.C19]" office:value-type="string" office:string-value="LEDCNTLC">
            <text:p>LEDCNTLC</text:p>
          </table:table-cell>
        </table:table-row>
        <table:table-row table:style-name="ro1">
          <table:table-cell table:formula="of:=[std.A20]" office:value-type="float" office:value="21">
            <text:p>21</text:p>
          </table:table-cell>
          <table:table-cell table:formula="of:=[.A80]" office:value-type="float" office:value="21">
            <text:p>21</text:p>
          </table:table-cell>
          <table:table-cell table:formula="of:=[std.B20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std.C20]" office:value-type="string" office:string-value="LEDCNTLB">
            <text:p>LEDCNTLB</text:p>
          </table:table-cell>
        </table:table-row>
        <table:table-row table:style-name="ro1">
          <table:table-cell table:formula="of:=[std.A21]" office:value-type="float" office:value="20">
            <text:p>20</text:p>
          </table:table-cell>
          <table:table-cell table:formula="of:=[.A81]" office:value-type="float" office:value="20">
            <text:p>20</text:p>
          </table:table-cell>
          <table:table-cell table:formula="of:=[std.B21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std.C21]" office:value-type="string" office:string-value="LEDCNTLA">
            <text:p>LEDCNTLA</text:p>
          </table:table-cell>
        </table:table-row>
        <table:table-row table:style-name="ro1">
          <table:table-cell table:formula="of:=[std.A22]" office:value-type="float" office:value="19">
            <text:p>19</text:p>
          </table:table-cell>
          <table:table-cell table:formula="of:=[.A82]" office:value-type="float" office:value="19">
            <text:p>19</text:p>
          </table:table-cell>
          <table:table-cell table:formula="of:=[std.B22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std.C22]" office:value-type="string" office:string-value="SMBC">
            <text:p>SMBC</text:p>
          </table:table-cell>
        </table:table-row>
        <table:table-row table:style-name="ro1">
          <table:table-cell table:formula="of:=[std.A23]" office:value-type="float" office:value="18">
            <text:p>18</text:p>
          </table:table-cell>
          <table:table-cell table:formula="of:=[.A83]" office:value-type="float" office:value="18">
            <text:p>18</text:p>
          </table:table-cell>
          <table:table-cell table:formula="of:=[std.B23]" office:value-type="string" office:string-value="oc">
            <text:p>oc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std.C23]" office:value-type="string" office:string-value="SMBD">
            <text:p>SMBD</text:p>
          </table:table-cell>
        </table:table-row>
        <table:table-row table:style-name="ro1">
          <table:table-cell table:formula="of:=[std.A24]" office:value-type="float" office:value="17">
            <text:p>17</text:p>
          </table:table-cell>
          <table:table-cell table:formula="of:=[.A84]" office:value-type="float" office:value="17">
            <text:p>17</text:p>
          </table:table-cell>
          <table:table-cell table:formula="of:=[std.B24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table:style-name="ce7"/>
          <table:table-cell table:formula="of:=[std.C24]" office:value-type="string" office:string-value="\_DISP\_">
            <text:p>\_DISP\_</text:p>
          </table:table-cell>
        </table:table-row>
        <table:table-row table:style-name="ro1">
          <table:table-cell table:number-columns-repeated="3"/>
          <table:table-cell office:value-type="string">
            <text:p>spacer</text:p>
          </table:table-cell>
          <table:table-cell office:value-type="string">
            <text:p>r</text:p>
          </table:table-cell>
          <table:table-cell table:style-name="ce7"/>
          <table:table-cell/>
        </table:table-row>
        <table:table-row table:style-name="ro1">
          <table:table-cell table:formula="of:=[std.A25]" office:value-type="float" office:value="32">
            <text:p>32</text:p>
          </table:table-cell>
          <table:table-cell table:formula="of:=[.A86]" office:value-type="float" office:value="32">
            <text:p>32</text:p>
          </table:table-cell>
          <table:table-cell table:formula="of:=[std.B2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std.C25]" office:value-type="string" office:string-value="BAT">
            <text:p>BAT</text:p>
          </table:table-cell>
        </table:table-row>
        <table:table-row table:style-name="ro1">
          <table:table-cell table:formula="of:=[std.A26]" office:value-type="float" office:value="31">
            <text:p>31</text:p>
          </table:table-cell>
          <table:table-cell table:formula="of:=[.A87]" office:value-type="float" office:value="31">
            <text:p>31</text:p>
          </table:table-cell>
          <table:table-cell table:formula="of:=[std.B26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std.C26]" office:value-type="string" office:string-value="CHG">
            <text:p>CHG</text:p>
          </table:table-cell>
        </table:table-row>
        <table:table-row table:style-name="ro1">
          <table:table-cell table:formula="of:=[std.A27]" office:value-type="float" office:value="30">
            <text:p>30</text:p>
          </table:table-cell>
          <table:table-cell table:formula="of:=[.A88]" office:value-type="float" office:value="30">
            <text:p>30</text:p>
          </table:table-cell>
          <table:table-cell table:formula="of:=[std.B27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std.C27]" office:value-type="string" office:string-value="PCHG">
            <text:p>PCHG</text:p>
          </table:table-cell>
        </table:table-row>
        <table:table-row table:style-name="ro1">
          <table:table-cell table:formula="of:=[std.A28]" office:value-type="float" office:value="29">
            <text:p>29</text:p>
          </table:table-cell>
          <table:table-cell table:formula="of:=[.A89]" office:value-type="float" office:value="29">
            <text:p>29</text:p>
          </table:table-cell>
          <table:table-cell table:formula="of:=[std.B28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std.C28]" office:value-type="string" office:string-value="NC">
            <text:p>NC</text:p>
          </table:table-cell>
        </table:table-row>
        <table:table-row table:style-name="ro1">
          <table:table-cell table:formula="of:=[std.A29]" office:value-type="float" office:value="28">
            <text:p>28</text:p>
          </table:table-cell>
          <table:table-cell table:formula="of:=[.A90]" office:value-type="float" office:value="28">
            <text:p>28</text:p>
          </table:table-cell>
          <table:table-cell table:formula="of:=[std.B29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std.C29]" office:value-type="string" office:string-value="DSG">
            <text:p>DSG</text:p>
          </table:table-cell>
        </table:table-row>
        <table:table-row table:style-name="ro1">
          <table:table-cell table:formula="of:=[std.A30]" office:value-type="float" office:value="27">
            <text:p>27</text:p>
          </table:table-cell>
          <table:table-cell table:formula="of:=[.A91]" office:value-type="float" office:value="27">
            <text:p>27</text:p>
          </table:table-cell>
          <table:table-cell table:formula="of:=[std.B30]" office:value-type="string" office:string-value="pas">
            <text:p>pas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std.C30]" office:value-type="string" office:string-value="PACK">
            <text:p>PACK</text:p>
          </table:table-cell>
        </table:table-row>
        <table:table-row table:style-name="ro1">
          <table:table-cell table:formula="of:=[std.A31]" office:value-type="float" office:value="26">
            <text:p>26</text:p>
          </table:table-cell>
          <table:table-cell table:formula="of:=[.A92]" office:value-type="float" office:value="26">
            <text:p>26</text:p>
          </table:table-cell>
          <table:table-cell table:formula="of:=[std.B3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 table:style-name="ce7"/>
          <table:table-cell table:formula="of:=[std.C31]" office:value-type="string" office:string-value="VCC">
            <text:p>VCC</text:p>
          </table:table-cell>
        </table:table-row>
        <table:table-row table:style-name="ro1">
          <table:table-cell table:formula="of:=[std.A32]" office:value-type="float" office:value="25">
            <text:p>25</text:p>
          </table:table-cell>
          <table:table-cell table:formula="of:=[.A93]" office:value-type="float" office:value="25">
            <text:p>25</text:p>
          </table:table-cell>
          <table:table-cell table:formula="of:=[std.B3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std.C32]" office:value-type="string" office:string-value="FUSE">
            <text:p>FUSE</text:p>
          </table:table-cell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3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 table:style-name="ce1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1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std" table:style-name="ta1">
        <office:forms form:automatic-focus="false" form:apply-design-mode="false"/>
        <table:table-column table:style-name="co2" table:number-columns-repeated="3" table:default-cell-style-name="ce7"/>
        <table:table-row table:style-name="ro1">
          <table:table-cell table:formula="of:=[data.A1]" office:value-type="float" office:value="1">
            <text:p>1</text:p>
          </table:table-cell>
          <table:table-cell table:formula="of:=[data.B1]" office:value-type="string" office:string-value="pwr">
            <text:p>pwr</text:p>
          </table:table-cell>
          <table:table-cell table:formula="of:=[data.C1]" office:value-type="string" office:string-value="PBI">
            <text:p>PBI</text:p>
          </table:table-cell>
        </table:table-row>
        <table:table-row table:style-name="ro1">
          <table:table-cell table:formula="of:=[data.A2]" office:value-type="float" office:value="2">
            <text:p>2</text:p>
          </table:table-cell>
          <table:table-cell table:formula="of:=[data.B2]" office:value-type="string" office:string-value="pas">
            <text:p>pas</text:p>
          </table:table-cell>
          <table:table-cell table:formula="of:=[data.C2]" office:value-type="string" office:string-value="VC4">
            <text:p>VC4</text:p>
          </table:table-cell>
        </table:table-row>
        <table:table-row table:style-name="ro1">
          <table:table-cell table:formula="of:=[data.A3]" office:value-type="float" office:value="3">
            <text:p>3</text:p>
          </table:table-cell>
          <table:table-cell table:formula="of:=[data.B3]" office:value-type="string" office:string-value="pas">
            <text:p>pas</text:p>
          </table:table-cell>
          <table:table-cell table:formula="of:=[data.C3]" office:value-type="string" office:string-value="VC3">
            <text:p>VC3</text:p>
          </table:table-cell>
        </table:table-row>
        <table:table-row table:style-name="ro1">
          <table:table-cell table:formula="of:=[data.A4]" office:value-type="float" office:value="4">
            <text:p>4</text:p>
          </table:table-cell>
          <table:table-cell table:formula="of:=[data.B4]" office:value-type="string" office:string-value="pas">
            <text:p>pas</text:p>
          </table:table-cell>
          <table:table-cell table:formula="of:=[data.C4]" office:value-type="string" office:string-value="VC2">
            <text:p>VC2</text:p>
          </table:table-cell>
        </table:table-row>
        <table:table-row table:style-name="ro1">
          <table:table-cell table:formula="of:=[data.A5]" office:value-type="float" office:value="5">
            <text:p>5</text:p>
          </table:table-cell>
          <table:table-cell table:formula="of:=[data.B5]" office:value-type="string" office:string-value="pas">
            <text:p>pas</text:p>
          </table:table-cell>
          <table:table-cell table:formula="of:=[data.C5]" office:value-type="string" office:string-value="VC1">
            <text:p>VC1</text:p>
          </table:table-cell>
        </table:table-row>
        <table:table-row table:style-name="ro1">
          <table:table-cell table:formula="of:=[data.A6]" office:value-type="float" office:value="6">
            <text:p>6</text:p>
          </table:table-cell>
          <table:table-cell table:formula="of:=[data.B6]" office:value-type="string" office:string-value="in">
            <text:p>in</text:p>
          </table:table-cell>
          <table:table-cell table:formula="of:=[data.C6]" office:value-type="string" office:string-value="SRN">
            <text:p>SRN</text:p>
          </table:table-cell>
        </table:table-row>
        <table:table-row table:style-name="ro1">
          <table:table-cell table:formula="of:=[data.A7]" office:value-type="float" office:value="7">
            <text:p>7</text:p>
          </table:table-cell>
          <table:table-cell table:formula="of:=[data.B7]" office:value-type="string" office:string-value="pas">
            <text:p>pas</text:p>
          </table:table-cell>
          <table:table-cell table:formula="of:=[data.C7]" office:value-type="string" office:string-value="NC">
            <text:p>NC</text:p>
          </table:table-cell>
        </table:table-row>
        <table:table-row table:style-name="ro1">
          <table:table-cell table:formula="of:=[data.A8]" office:value-type="float" office:value="8">
            <text:p>8</text:p>
          </table:table-cell>
          <table:table-cell table:formula="of:=[data.B8]" office:value-type="string" office:string-value="pas">
            <text:p>pas</text:p>
          </table:table-cell>
          <table:table-cell table:formula="of:=[data.C8]" office:value-type="string" office:string-value="SRP">
            <text:p>SRP</text:p>
          </table:table-cell>
        </table:table-row>
        <table:table-row table:style-name="ro1">
          <table:table-cell table:formula="of:=[data.A9]" office:value-type="float" office:value="9">
            <text:p>9</text:p>
          </table:table-cell>
          <table:table-cell table:formula="of:=[data.B9]" office:value-type="string" office:string-value="pwr">
            <text:p>pwr</text:p>
          </table:table-cell>
          <table:table-cell table:formula="of:=[data.C9]" office:value-type="string" office:string-value="VSS">
            <text:p>VSS</text:p>
          </table:table-cell>
        </table:table-row>
        <table:table-row table:style-name="ro1">
          <table:table-cell table:formula="of:=[data.A10]" office:value-type="float" office:value="10">
            <text:p>10</text:p>
          </table:table-cell>
          <table:table-cell table:formula="of:=[data.B10]" office:value-type="string" office:string-value="pas">
            <text:p>pas</text:p>
          </table:table-cell>
          <table:table-cell table:formula="of:=[data.C10]" office:value-type="string" office:string-value="TS1">
            <text:p>TS1</text:p>
          </table:table-cell>
        </table:table-row>
        <table:table-row table:style-name="ro1">
          <table:table-cell table:formula="of:=[data.A11]" office:value-type="float" office:value="11">
            <text:p>11</text:p>
          </table:table-cell>
          <table:table-cell table:formula="of:=[data.B11]" office:value-type="string" office:string-value="pas">
            <text:p>pas</text:p>
          </table:table-cell>
          <table:table-cell table:formula="of:=[data.C11]" office:value-type="string" office:string-value="TS2">
            <text:p>TS2</text:p>
          </table:table-cell>
        </table:table-row>
        <table:table-row table:style-name="ro1">
          <table:table-cell table:formula="of:=[data.A12]" office:value-type="float" office:value="12">
            <text:p>12</text:p>
          </table:table-cell>
          <table:table-cell table:formula="of:=[data.B12]" office:value-type="string" office:string-value="pas">
            <text:p>pas</text:p>
          </table:table-cell>
          <table:table-cell table:formula="of:=[data.C12]" office:value-type="string" office:string-value="TS3">
            <text:p>TS3</text:p>
          </table:table-cell>
        </table:table-row>
        <table:table-row table:style-name="ro1">
          <table:table-cell table:formula="of:=[data.A13]" office:value-type="float" office:value="13">
            <text:p>13</text:p>
          </table:table-cell>
          <table:table-cell table:formula="of:=[data.B13]" office:value-type="string" office:string-value="pas">
            <text:p>pas</text:p>
          </table:table-cell>
          <table:table-cell table:formula="of:=[data.C13]" office:value-type="string" office:string-value="TS4">
            <text:p>TS4</text:p>
          </table:table-cell>
        </table:table-row>
        <table:table-row table:style-name="ro1">
          <table:table-cell table:formula="of:=[data.A14]" office:value-type="float" office:value="14">
            <text:p>14</text:p>
          </table:table-cell>
          <table:table-cell table:formula="of:=[data.B14]" office:value-type="string" office:string-value="pas">
            <text:p>pas</text:p>
          </table:table-cell>
          <table:table-cell table:formula="of:=[data.C14]" office:value-type="string" office:string-value="NC">
            <text:p>NC</text:p>
          </table:table-cell>
        </table:table-row>
        <table:table-row table:style-name="ro1">
          <table:table-cell table:formula="of:=[data.A15]" office:value-type="float" office:value="15">
            <text:p>15</text:p>
          </table:table-cell>
          <table:table-cell table:formula="of:=[data.B15]" office:value-type="string" office:string-value="out">
            <text:p>out</text:p>
          </table:table-cell>
          <table:table-cell table:formula="of:=[data.C15]" office:value-type="string" office:string-value="BTP_INT">
            <text:p>BTP_INT</text:p>
          </table:table-cell>
        </table:table-row>
        <table:table-row table:style-name="ro1">
          <table:table-cell table:formula="of:=[data.A16]" office:value-type="float" office:value="16">
            <text:p>16</text:p>
          </table:table-cell>
          <table:table-cell table:formula="of:=[data.B16]" office:value-type="string" office:string-value="in">
            <text:p>in</text:p>
          </table:table-cell>
          <table:table-cell table:formula="of:=[data.C16]" office:value-type="string" office:string-value="\_SHUTDN\_">
            <text:p>\_SHUTDN\_</text:p>
          </table:table-cell>
        </table:table-row>
        <table:table-row table:style-name="ro1">
          <table:table-cell table:formula="of:=[data.A24]" office:value-type="float" office:value="24">
            <text:p>24</text:p>
          </table:table-cell>
          <table:table-cell table:formula="of:=[data.B24]" office:value-type="string" office:string-value="pas">
            <text:p>pas</text:p>
          </table:table-cell>
          <table:table-cell table:formula="of:=[data.C24]" office:value-type="string" office:string-value="PTCEN">
            <text:p>PTCEN</text:p>
          </table:table-cell>
        </table:table-row>
        <table:table-row table:style-name="ro1">
          <table:table-cell table:formula="of:=[data.A23]" office:value-type="float" office:value="23">
            <text:p>23</text:p>
          </table:table-cell>
          <table:table-cell table:formula="of:=[data.B23]" office:value-type="string" office:string-value="pas">
            <text:p>pas</text:p>
          </table:table-cell>
          <table:table-cell table:formula="of:=[data.C23]" office:value-type="string" office:string-value="PTC">
            <text:p>PTC</text:p>
          </table:table-cell>
        </table:table-row>
        <table:table-row table:style-name="ro1">
          <table:table-cell table:formula="of:=[data.A22]" office:value-type="float" office:value="22">
            <text:p>22</text:p>
          </table:table-cell>
          <table:table-cell table:formula="of:=[data.B22]" office:value-type="string" office:string-value="pas">
            <text:p>pas</text:p>
          </table:table-cell>
          <table:table-cell table:formula="of:=[data.C22]" office:value-type="string" office:string-value="LEDCNTLC">
            <text:p>LEDCNTLC</text:p>
          </table:table-cell>
        </table:table-row>
        <table:table-row table:style-name="ro1">
          <table:table-cell table:formula="of:=[data.A21]" office:value-type="float" office:value="21">
            <text:p>21</text:p>
          </table:table-cell>
          <table:table-cell table:formula="of:=[data.B21]" office:value-type="string" office:string-value="pas">
            <text:p>pas</text:p>
          </table:table-cell>
          <table:table-cell table:formula="of:=[data.C21]" office:value-type="string" office:string-value="LEDCNTLB">
            <text:p>LEDCNTLB</text:p>
          </table:table-cell>
        </table:table-row>
        <table:table-row table:style-name="ro1">
          <table:table-cell table:formula="of:=[data.A20]" office:value-type="float" office:value="20">
            <text:p>20</text:p>
          </table:table-cell>
          <table:table-cell table:formula="of:=[data.B20]" office:value-type="string" office:string-value="pas">
            <text:p>pas</text:p>
          </table:table-cell>
          <table:table-cell table:formula="of:=[data.C20]" office:value-type="string" office:string-value="LEDCNTLA">
            <text:p>LEDCNTLA</text:p>
          </table:table-cell>
        </table:table-row>
        <table:table-row table:style-name="ro1">
          <table:table-cell table:formula="of:=[data.A19]" office:value-type="float" office:value="19">
            <text:p>19</text:p>
          </table:table-cell>
          <table:table-cell table:formula="of:=[data.B19]" office:value-type="string" office:string-value="oc">
            <text:p>oc</text:p>
          </table:table-cell>
          <table:table-cell table:formula="of:=[data.C19]" office:value-type="string" office:string-value="SMBC">
            <text:p>SMBC</text:p>
          </table:table-cell>
        </table:table-row>
        <table:table-row table:style-name="ro1">
          <table:table-cell table:formula="of:=[data.A18]" office:value-type="float" office:value="18">
            <text:p>18</text:p>
          </table:table-cell>
          <table:table-cell table:formula="of:=[data.B18]" office:value-type="string" office:string-value="oc">
            <text:p>oc</text:p>
          </table:table-cell>
          <table:table-cell table:formula="of:=[data.C18]" office:value-type="string" office:string-value="SMBD">
            <text:p>SMBD</text:p>
          </table:table-cell>
        </table:table-row>
        <table:table-row table:style-name="ro1">
          <table:table-cell table:formula="of:=[data.A17]" office:value-type="float" office:value="17">
            <text:p>17</text:p>
          </table:table-cell>
          <table:table-cell table:formula="of:=[data.B17]" office:value-type="string" office:string-value="pas">
            <text:p>pas</text:p>
          </table:table-cell>
          <table:table-cell table:formula="of:=[data.C17]" office:value-type="string" office:string-value="\_DISP\_">
            <text:p>\_DISP\_</text:p>
          </table:table-cell>
        </table:table-row>
        <table:table-row table:style-name="ro1">
          <table:table-cell table:formula="of:=[data.A32]" office:value-type="float" office:value="32">
            <text:p>32</text:p>
          </table:table-cell>
          <table:table-cell table:formula="of:=[data.B32]" office:value-type="string" office:string-value="pwr">
            <text:p>pwr</text:p>
          </table:table-cell>
          <table:table-cell table:formula="of:=[data.C32]" office:value-type="string" office:string-value="BAT">
            <text:p>BAT</text:p>
          </table:table-cell>
        </table:table-row>
        <table:table-row table:style-name="ro1">
          <table:table-cell table:formula="of:=[data.A31]" office:value-type="float" office:value="31">
            <text:p>31</text:p>
          </table:table-cell>
          <table:table-cell table:formula="of:=[data.B31]" office:value-type="string" office:string-value="out">
            <text:p>out</text:p>
          </table:table-cell>
          <table:table-cell table:formula="of:=[data.C31]" office:value-type="string" office:string-value="CHG">
            <text:p>CHG</text:p>
          </table:table-cell>
        </table:table-row>
        <table:table-row table:style-name="ro1">
          <table:table-cell table:formula="of:=[data.A30]" office:value-type="float" office:value="30">
            <text:p>30</text:p>
          </table:table-cell>
          <table:table-cell table:formula="of:=[data.B30]" office:value-type="string" office:string-value="out">
            <text:p>out</text:p>
          </table:table-cell>
          <table:table-cell table:formula="of:=[data.C30]" office:value-type="string" office:string-value="PCHG">
            <text:p>PCHG</text:p>
          </table:table-cell>
        </table:table-row>
        <table:table-row table:style-name="ro1">
          <table:table-cell table:formula="of:=[data.A29]" office:value-type="float" office:value="29">
            <text:p>29</text:p>
          </table:table-cell>
          <table:table-cell table:formula="of:=[data.B29]" office:value-type="string" office:string-value="pas">
            <text:p>pas</text:p>
          </table:table-cell>
          <table:table-cell table:formula="of:=[data.C29]" office:value-type="string" office:string-value="NC">
            <text:p>NC</text:p>
          </table:table-cell>
        </table:table-row>
        <table:table-row table:style-name="ro1">
          <table:table-cell table:formula="of:=[data.A28]" office:value-type="float" office:value="28">
            <text:p>28</text:p>
          </table:table-cell>
          <table:table-cell table:formula="of:=[data.B28]" office:value-type="string" office:string-value="out">
            <text:p>out</text:p>
          </table:table-cell>
          <table:table-cell table:formula="of:=[data.C28]" office:value-type="string" office:string-value="DSG">
            <text:p>DSG</text:p>
          </table:table-cell>
        </table:table-row>
        <table:table-row table:style-name="ro1">
          <table:table-cell table:formula="of:=[data.A27]" office:value-type="float" office:value="27">
            <text:p>27</text:p>
          </table:table-cell>
          <table:table-cell table:formula="of:=[data.B27]" office:value-type="string" office:string-value="pas">
            <text:p>pas</text:p>
          </table:table-cell>
          <table:table-cell table:formula="of:=[data.C27]" office:value-type="string" office:string-value="PACK">
            <text:p>PACK</text:p>
          </table:table-cell>
        </table:table-row>
        <table:table-row table:style-name="ro1">
          <table:table-cell table:formula="of:=[data.A26]" office:value-type="float" office:value="26">
            <text:p>26</text:p>
          </table:table-cell>
          <table:table-cell table:formula="of:=[data.B26]" office:value-type="string" office:string-value="pwr">
            <text:p>pwr</text:p>
          </table:table-cell>
          <table:table-cell table:formula="of:=[data.C26]" office:value-type="string" office:string-value="VCC">
            <text:p>VCC</text:p>
          </table:table-cell>
        </table:table-row>
        <table:table-row table:style-name="ro1">
          <table:table-cell table:formula="of:=[data.A25]" office:value-type="float" office:value="25">
            <text:p>25</text:p>
          </table:table-cell>
          <table:table-cell table:formula="of:=[data.B25]" office:value-type="string" office:string-value="out">
            <text:p>out</text:p>
          </table:table-cell>
          <table:table-cell table:formula="of:=[data.C25]" office:value-type="string" office:string-value="FUSE">
            <text:p>FUSE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2" table:number-columns-repeated="2" table:default-cell-style-name="ce7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pwr</text:p>
          </table:table-cell>
          <table:table-cell table:style-name="ce12" table:formula="of:=IF([.D1]=1;&quot;\_&quot;&amp;[.E1]&amp;&quot;\_&quot;;[.E1])" office:value-type="string" office:string-value="PBI">
            <text:p>PBI</text:p>
          </table:table-cell>
          <table:table-cell table:style-name="ce7" office:value-type="float" office:value="0">
            <text:p>0</text:p>
          </table:table-cell>
          <table:table-cell table:style-name="ce12" table:formula="of:=LEFT([.G1];[.F1]-1)" office:value-type="string" office:string-value="PBI">
            <text:p>PBI</text:p>
          </table:table-cell>
          <table:table-cell table:style-name="ce7" table:formula="of:=SEARCH(&quot; &quot;;[.G1];1)" office:value-type="float" office:value="4">
            <text:p>4</text:p>
          </table:table-cell>
          <table:table-cell table:style-name="ce22" office:value-type="string">
            <text:p>PBI 1 P Power supply backup input p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</text:p>
          </table:table-cell>
          <table:table-cell table:style-name="ce12" table:formula="of:=IF([.D2]=1;&quot;\_&quot;&amp;[.E2]&amp;&quot;\_&quot;;[.E2])" office:value-type="string" office:string-value="VC4">
            <text:p>VC4</text:p>
          </table:table-cell>
          <table:table-cell table:style-name="ce7" office:value-type="float" office:value="0">
            <text:p>0</text:p>
          </table:table-cell>
          <table:table-cell table:style-name="ce12" table:formula="of:=LEFT([.G2];[.F2]-1)" office:value-type="string" office:string-value="VC4">
            <text:p>VC4</text:p>
          </table:table-cell>
          <table:table-cell table:style-name="ce7" table:formula="of:=SEARCH(&quot; &quot;;[.G2];1)" office:value-type="float" office:value="4">
            <text:p>4</text:p>
          </table:table-cell>
          <table:table-cell table:style-name="ce22" office:value-type="string">
            <text:p>VC4 2 IA Sense voltage input terminal for most positive cell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s</text:p>
          </table:table-cell>
          <table:table-cell table:style-name="ce12" table:formula="of:=IF([.D3]=1;&quot;\_&quot;&amp;[.E3]&amp;&quot;\_&quot;;[.E3])" office:value-type="string" office:string-value="VC3">
            <text:p>VC3</text:p>
          </table:table-cell>
          <table:table-cell table:style-name="ce7" office:value-type="float" office:value="0">
            <text:p>0</text:p>
          </table:table-cell>
          <table:table-cell table:style-name="ce12" table:formula="of:=LEFT([.G3];[.F3]-1)" office:value-type="string" office:string-value="VC3">
            <text:p>VC3</text:p>
          </table:table-cell>
          <table:table-cell table:style-name="ce7" table:formula="of:=SEARCH(&quot; &quot;;[.G3];1)" office:value-type="float" office:value="4">
            <text:p>4</text:p>
          </table:table-cell>
          <table:table-cell table:style-name="ce22" office:value-type="string">
            <text:p>VC3 3 IA Sense voltage input terminal for second most positive cell, balance current input for second most positive cell, and return balance current for most positive ce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s</text:p>
          </table:table-cell>
          <table:table-cell table:style-name="ce12" table:formula="of:=IF([.D4]=1;&quot;\_&quot;&amp;[.E4]&amp;&quot;\_&quot;;[.E4])" office:value-type="string" office:string-value="VC2">
            <text:p>VC2</text:p>
          </table:table-cell>
          <table:table-cell table:style-name="ce7" office:value-type="float" office:value="0">
            <text:p>0</text:p>
          </table:table-cell>
          <table:table-cell table:style-name="ce12" table:formula="of:=LEFT([.G4];[.F4]-1)" office:value-type="string" office:string-value="VC2">
            <text:p>VC2</text:p>
          </table:table-cell>
          <table:table-cell table:style-name="ce7" table:formula="of:=SEARCH(&quot; &quot;;[.G4];1)" office:value-type="float" office:value="4">
            <text:p>4</text:p>
          </table:table-cell>
          <table:table-cell table:style-name="ce22" office:value-type="string">
            <text:p>VC2 4 IA Sense voltage input terminal for third most positive cell, balance current input for third most positive cell, and return balance current for second most positive ce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s</text:p>
          </table:table-cell>
          <table:table-cell table:style-name="ce12" table:formula="of:=IF([.D5]=1;&quot;\_&quot;&amp;[.E5]&amp;&quot;\_&quot;;[.E5])" office:value-type="string" office:string-value="VC1">
            <text:p>VC1</text:p>
          </table:table-cell>
          <table:table-cell table:style-name="ce7" office:value-type="float" office:value="0">
            <text:p>0</text:p>
          </table:table-cell>
          <table:table-cell table:style-name="ce12" table:formula="of:=LEFT([.G5];[.F5]-1)" office:value-type="string" office:string-value="VC1">
            <text:p>VC1</text:p>
          </table:table-cell>
          <table:table-cell table:style-name="ce7" table:formula="of:=SEARCH(&quot; &quot;;[.G5];1)" office:value-type="float" office:value="4">
            <text:p>4</text:p>
          </table:table-cell>
          <table:table-cell table:style-name="ce22" office:value-type="string">
            <text:p>VC1 5 IA Sense voltage input terminal for least positive cell, balance current input for least positive cell, and return balance current for third most positive cel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</text:p>
          </table:table-cell>
          <table:table-cell table:style-name="ce12" table:formula="of:=IF([.D6]=1;&quot;\_&quot;&amp;[.E6]&amp;&quot;\_&quot;;[.E6])" office:value-type="string" office:string-value="SRN">
            <text:p>SRN</text:p>
          </table:table-cell>
          <table:table-cell table:style-name="ce7" office:value-type="float" office:value="0">
            <text:p>0</text:p>
          </table:table-cell>
          <table:table-cell table:style-name="ce12" table:formula="of:=LEFT([.G6];[.F6]-1)" office:value-type="string" office:string-value="SRN">
            <text:p>SRN</text:p>
          </table:table-cell>
          <table:table-cell table:style-name="ce7" table:formula="of:=SEARCH(&quot; &quot;;[.G6];1)" office:value-type="float" office:value="4">
            <text:p>4</text:p>
          </table:table-cell>
          <table:table-cell table:style-name="ce22" office:value-type="string">
            <text:p>SRN 6 I Analog input pin connected to the internal coulomb counter peripheral for integrating a small voltage between SRP and SRN where SRP is the top of the sense resistor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as</text:p>
          </table:table-cell>
          <table:table-cell table:style-name="ce12" table:formula="of:=IF([.D7]=1;&quot;\_&quot;&amp;[.E7]&amp;&quot;\_&quot;;[.E7])" office:value-type="string" office:string-value="NC">
            <text:p>NC</text:p>
          </table:table-cell>
          <table:table-cell table:style-name="ce7" office:value-type="float" office:value="0">
            <text:p>0</text:p>
          </table:table-cell>
          <table:table-cell table:style-name="ce12" table:formula="of:=LEFT([.G7];[.F7]-1)" office:value-type="string" office:string-value="NC">
            <text:p>NC</text:p>
          </table:table-cell>
          <table:table-cell table:style-name="ce7" table:formula="of:=SEARCH(&quot; &quot;;[.G7];1)" office:value-type="float" office:value="3">
            <text:p>3</text:p>
          </table:table-cell>
          <table:table-cell table:style-name="ce22" office:value-type="string">
            <text:p>NC 7 — Not internally connected. Connect to VSS.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1" office:value-type="string">
            <text:p>pas</text:p>
          </table:table-cell>
          <table:table-cell table:style-name="ce12" table:formula="of:=IF([.D8]=1;&quot;\_&quot;&amp;[.E8]&amp;&quot;\_&quot;;[.E8])" office:value-type="string" office:string-value="SRP">
            <text:p>SRP</text:p>
          </table:table-cell>
          <table:table-cell table:style-name="ce7" office:value-type="float" office:value="0">
            <text:p>0</text:p>
          </table:table-cell>
          <table:table-cell table:style-name="ce12" table:formula="of:=LEFT([.G8];[.F8]-1)" office:value-type="string" office:string-value="SRP">
            <text:p>SRP</text:p>
          </table:table-cell>
          <table:table-cell table:style-name="ce7" table:formula="of:=SEARCH(&quot; &quot;;[.G8];1)" office:value-type="float" office:value="4">
            <text:p>4</text:p>
          </table:table-cell>
          <table:table-cell table:style-name="ce22" office:value-type="string">
            <text:p>SRP 8 I Analog input pin connected to the internal coulomb counter peripheral for integrating a small voltage between SRP and SRN where SRP is the top of the sense resistor.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wr</text:p>
          </table:table-cell>
          <table:table-cell table:style-name="ce12" table:formula="of:=IF([.D9]=1;&quot;\_&quot;&amp;[.E9]&amp;&quot;\_&quot;;[.E9])" office:value-type="string" office:string-value="VSS">
            <text:p>VSS</text:p>
          </table:table-cell>
          <table:table-cell table:style-name="ce7" office:value-type="float" office:value="0">
            <text:p>0</text:p>
          </table:table-cell>
          <table:table-cell table:style-name="ce12" table:formula="of:=LEFT([.G9];[.F9]-1)" office:value-type="string" office:string-value="VSS">
            <text:p>VSS</text:p>
          </table:table-cell>
          <table:table-cell table:style-name="ce7" table:formula="of:=SEARCH(&quot; &quot;;[.G9];1)" office:value-type="float" office:value="4">
            <text:p>4</text:p>
          </table:table-cell>
          <table:table-cell table:style-name="ce22" office:value-type="string">
            <text:p>VSS 9 P Device groun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s</text:p>
          </table:table-cell>
          <table:table-cell table:style-name="ce12" table:formula="of:=IF([.D10]=1;&quot;\_&quot;&amp;[.E10]&amp;&quot;\_&quot;;[.E10])" office:value-type="string" office:string-value="TS1">
            <text:p>TS1</text:p>
          </table:table-cell>
          <table:table-cell table:style-name="ce7" office:value-type="float" office:value="0">
            <text:p>0</text:p>
          </table:table-cell>
          <table:table-cell table:style-name="ce12" table:formula="of:=LEFT([.G10];[.F10]-1)" office:value-type="string" office:string-value="TS1">
            <text:p>TS1</text:p>
          </table:table-cell>
          <table:table-cell table:style-name="ce7" table:formula="of:=SEARCH(&quot; &quot;;[.G10];1)" office:value-type="float" office:value="4">
            <text:p>4</text:p>
          </table:table-cell>
          <table:table-cell table:style-name="ce22" office:value-type="string">
            <text:p>TS1 10 IA Temperature sensor 1 thermistor input pi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s</text:p>
          </table:table-cell>
          <table:table-cell table:style-name="ce12" table:formula="of:=IF([.D11]=1;&quot;\_&quot;&amp;[.E11]&amp;&quot;\_&quot;;[.E11])" office:value-type="string" office:string-value="TS2">
            <text:p>TS2</text:p>
          </table:table-cell>
          <table:table-cell table:style-name="ce7" office:value-type="float" office:value="0">
            <text:p>0</text:p>
          </table:table-cell>
          <table:table-cell table:style-name="ce12" table:formula="of:=LEFT([.G11];[.F11]-1)" office:value-type="string" office:string-value="TS2">
            <text:p>TS2</text:p>
          </table:table-cell>
          <table:table-cell table:style-name="ce7" table:formula="of:=SEARCH(&quot; &quot;;[.G11];1)" office:value-type="float" office:value="4">
            <text:p>4</text:p>
          </table:table-cell>
          <table:table-cell table:style-name="ce22" office:value-type="string">
            <text:p>TS2 11 IA Temperature sensor 2 thermistor input p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s</text:p>
          </table:table-cell>
          <table:table-cell table:style-name="ce12" table:formula="of:=IF([.D12]=1;&quot;\_&quot;&amp;[.E12]&amp;&quot;\_&quot;;[.E12])" office:value-type="string" office:string-value="TS3">
            <text:p>TS3</text:p>
          </table:table-cell>
          <table:table-cell table:style-name="ce7" office:value-type="float" office:value="0">
            <text:p>0</text:p>
          </table:table-cell>
          <table:table-cell table:style-name="ce12" table:formula="of:=LEFT([.G12];[.F12]-1)" office:value-type="string" office:string-value="TS3">
            <text:p>TS3</text:p>
          </table:table-cell>
          <table:table-cell table:style-name="ce7" table:formula="of:=SEARCH(&quot; &quot;;[.G12];1)" office:value-type="float" office:value="4">
            <text:p>4</text:p>
          </table:table-cell>
          <table:table-cell table:style-name="ce22" office:value-type="string">
            <text:p>TS3 12 IA Temperature sensor 3 thermistor input pin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s</text:p>
          </table:table-cell>
          <table:table-cell table:style-name="ce12" table:formula="of:=IF([.D13]=1;&quot;\_&quot;&amp;[.E13]&amp;&quot;\_&quot;;[.E13])" office:value-type="string" office:string-value="TS4">
            <text:p>TS4</text:p>
          </table:table-cell>
          <table:table-cell table:style-name="ce7" office:value-type="float" office:value="0">
            <text:p>0</text:p>
          </table:table-cell>
          <table:table-cell table:style-name="ce12" table:formula="of:=LEFT([.G13];[.F13]-1)" office:value-type="string" office:string-value="TS4">
            <text:p>TS4</text:p>
          </table:table-cell>
          <table:table-cell table:style-name="ce7" table:formula="of:=SEARCH(&quot; &quot;;[.G13];1)" office:value-type="float" office:value="4">
            <text:p>4</text:p>
          </table:table-cell>
          <table:table-cell table:style-name="ce22" office:value-type="string">
            <text:p>TS4 13 IA Temperature sensor 4 thermistor input p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s</text:p>
          </table:table-cell>
          <table:table-cell table:style-name="ce12" table:formula="of:=IF([.D14]=1;&quot;\_&quot;&amp;[.E14]&amp;&quot;\_&quot;;[.E14])" office:value-type="string" office:string-value="NC">
            <text:p>NC</text:p>
          </table:table-cell>
          <table:table-cell table:style-name="ce7" office:value-type="float" office:value="0">
            <text:p>0</text:p>
          </table:table-cell>
          <table:table-cell table:style-name="ce12" table:formula="of:=LEFT([.G14];[.F14]-1)" office:value-type="string" office:string-value="NC">
            <text:p>NC</text:p>
          </table:table-cell>
          <table:table-cell table:style-name="ce7" table:formula="of:=SEARCH(&quot; &quot;;[.G14];1)" office:value-type="float" office:value="3">
            <text:p>3</text:p>
          </table:table-cell>
          <table:table-cell table:style-name="ce22" office:value-type="string">
            <text:p>NC 14 — Not internally connected.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ut</text:p>
          </table:table-cell>
          <table:table-cell table:style-name="ce12" table:formula="of:=IF([.D15]=1;&quot;\_&quot;&amp;[.E15]&amp;&quot;\_&quot;;[.E15])" office:value-type="string" office:string-value="BTP_INT">
            <text:p>BTP_INT</text:p>
          </table:table-cell>
          <table:table-cell table:style-name="ce7" office:value-type="float" office:value="0">
            <text:p>0</text:p>
          </table:table-cell>
          <table:table-cell table:style-name="ce12" table:formula="of:=LEFT([.G15];[.F15]-1)" office:value-type="string" office:string-value="BTP_INT">
            <text:p>BTP_INT</text:p>
          </table:table-cell>
          <table:table-cell table:style-name="ce7" table:formula="of:=SEARCH(&quot; &quot;;[.G15];1)" office:value-type="float" office:value="8">
            <text:p>8</text:p>
          </table:table-cell>
          <table:table-cell table:style-name="ce22" office:value-type="string">
            <text:p>BTP_INT 15 O Battery Trip Point (BTP) interrupt outp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n</text:p>
          </table:table-cell>
          <table:table-cell table:style-name="ce12" table:formula="of:=IF([.D16]=1;&quot;\_&quot;&amp;[.E16]&amp;&quot;\_&quot;;[.E16])" office:value-type="string" office:string-value="\_SHUTDN\_">
            <text:p>\_SHUTDN\_</text:p>
          </table:table-cell>
          <table:table-cell table:style-name="ce7" office:value-type="float" office:value="1">
            <text:p>1</text:p>
          </table:table-cell>
          <table:table-cell table:style-name="ce12" table:formula="of:=LEFT([.G16];[.F16]-1)" office:value-type="string" office:string-value="SHUTDN">
            <text:p>SHUTDN</text:p>
          </table:table-cell>
          <table:table-cell table:style-name="ce7" table:formula="of:=SEARCH(&quot; &quot;;[.G16];1)" office:value-type="float" office:value="7">
            <text:p>7</text:p>
          </table:table-cell>
          <table:table-cell table:style-name="ce22" office:value-type="string">
            <text:p>SHUTDN 16 I Host system present input for removable battery pack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s</text:p>
          </table:table-cell>
          <table:table-cell table:style-name="ce12" table:formula="of:=IF([.D17]=1;&quot;\_&quot;&amp;[.E17]&amp;&quot;\_&quot;;[.E17])" office:value-type="string" office:string-value="\_DISP\_">
            <text:p>\_DISP\_</text:p>
          </table:table-cell>
          <table:table-cell table:style-name="ce7" office:value-type="float" office:value="1">
            <text:p>1</text:p>
          </table:table-cell>
          <table:table-cell table:style-name="ce12" table:formula="of:=LEFT([.G17];[.F17]-1)" office:value-type="string" office:string-value="DISP">
            <text:p>DISP</text:p>
          </table:table-cell>
          <table:table-cell table:style-name="ce7" table:formula="of:=SEARCH(&quot; &quot;;[.G17];1)" office:value-type="float" office:value="5">
            <text:p>5</text:p>
          </table:table-cell>
          <table:table-cell table:style-name="ce22" office:value-type="string">
            <text:p>DISP 17 — Display control for LED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c</text:p>
          </table:table-cell>
          <table:table-cell table:style-name="ce12" table:formula="of:=IF([.D18]=1;&quot;\_&quot;&amp;[.E18]&amp;&quot;\_&quot;;[.E18])" office:value-type="string" office:string-value="SMBD">
            <text:p>SMBD</text:p>
          </table:table-cell>
          <table:table-cell table:style-name="ce7" office:value-type="float" office:value="0">
            <text:p>0</text:p>
          </table:table-cell>
          <table:table-cell table:style-name="ce12" table:formula="of:=LEFT([.G18];[.F18]-1)" office:value-type="string" office:string-value="SMBD">
            <text:p>SMBD</text:p>
          </table:table-cell>
          <table:table-cell table:style-name="ce7" table:formula="of:=SEARCH(&quot; &quot;;[.G18];1)" office:value-type="float" office:value="5">
            <text:p>5</text:p>
          </table:table-cell>
          <table:table-cell table:style-name="ce22" office:value-type="string">
            <text:p>SMBD 18 I/OD SMBus data pin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c</text:p>
          </table:table-cell>
          <table:table-cell table:style-name="ce12" table:formula="of:=IF([.D19]=1;&quot;\_&quot;&amp;[.E19]&amp;&quot;\_&quot;;[.E19])" office:value-type="string" office:string-value="SMBC">
            <text:p>SMBC</text:p>
          </table:table-cell>
          <table:table-cell table:style-name="ce7" office:value-type="float" office:value="0">
            <text:p>0</text:p>
          </table:table-cell>
          <table:table-cell table:style-name="ce12" table:formula="of:=LEFT([.G19];[.F19]-1)" office:value-type="string" office:string-value="SMBC">
            <text:p>SMBC</text:p>
          </table:table-cell>
          <table:table-cell table:style-name="ce7" table:formula="of:=SEARCH(&quot; &quot;;[.G19];1)" office:value-type="float" office:value="5">
            <text:p>5</text:p>
          </table:table-cell>
          <table:table-cell table:style-name="ce22" office:value-type="string">
            <text:p>SMBC 19 I/OD SMBus clock pi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s</text:p>
          </table:table-cell>
          <table:table-cell table:style-name="ce12" table:formula="of:=IF([.D20]=1;&quot;\_&quot;&amp;[.E20]&amp;&quot;\_&quot;;[.E20])" office:value-type="string" office:string-value="LEDCNTLA">
            <text:p>LEDCNTLA</text:p>
          </table:table-cell>
          <table:table-cell table:style-name="ce7" office:value-type="float" office:value="0">
            <text:p>0</text:p>
          </table:table-cell>
          <table:table-cell table:style-name="ce12" table:formula="of:=LEFT([.G20];[.F20]-1)" office:value-type="string" office:string-value="LEDCNTLA">
            <text:p>LEDCNTLA</text:p>
          </table:table-cell>
          <table:table-cell table:style-name="ce7" table:formula="of:=SEARCH(&quot; &quot;;[.G20];1)" office:value-type="float" office:value="9">
            <text:p>9</text:p>
          </table:table-cell>
          <table:table-cell table:style-name="ce22" office:value-type="string">
            <text:p>LEDCNTLA 20 — LED display segment that drives the external LEDs depending on the firmware configuratio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s</text:p>
          </table:table-cell>
          <table:table-cell table:style-name="ce12" table:formula="of:=IF([.D21]=1;&quot;\_&quot;&amp;[.E21]&amp;&quot;\_&quot;;[.E21])" office:value-type="string" office:string-value="LEDCNTLB">
            <text:p>LEDCNTLB</text:p>
          </table:table-cell>
          <table:table-cell table:style-name="ce7" office:value-type="float" office:value="0">
            <text:p>0</text:p>
          </table:table-cell>
          <table:table-cell table:style-name="ce12" table:formula="of:=LEFT([.G21];[.F21]-1)" office:value-type="string" office:string-value="LEDCNTLB">
            <text:p>LEDCNTLB</text:p>
          </table:table-cell>
          <table:table-cell table:style-name="ce7" table:formula="of:=SEARCH(&quot; &quot;;[.G21];1)" office:value-type="float" office:value="9">
            <text:p>9</text:p>
          </table:table-cell>
          <table:table-cell table:style-name="ce22" office:value-type="string">
            <text:p>LEDCNTLB 21 — LED display segment that drives the external LEDs depending on the firmware configuratio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s</text:p>
          </table:table-cell>
          <table:table-cell table:style-name="ce12" table:formula="of:=IF([.D22]=1;&quot;\_&quot;&amp;[.E22]&amp;&quot;\_&quot;;[.E22])" office:value-type="string" office:string-value="LEDCNTLC">
            <text:p>LEDCNTLC</text:p>
          </table:table-cell>
          <table:table-cell table:style-name="ce7" office:value-type="float" office:value="0">
            <text:p>0</text:p>
          </table:table-cell>
          <table:table-cell table:style-name="ce12" table:formula="of:=LEFT([.G22];[.F22]-1)" office:value-type="string" office:string-value="LEDCNTLC">
            <text:p>LEDCNTLC</text:p>
          </table:table-cell>
          <table:table-cell table:style-name="ce7" table:formula="of:=SEARCH(&quot; &quot;;[.G22];1)" office:value-type="float" office:value="9">
            <text:p>9</text:p>
          </table:table-cell>
          <table:table-cell table:style-name="ce22" office:value-type="string">
            <text:p>LEDCNTLC 22 — LED display segment that drives the external LEDs depending on the firmware configuration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s</text:p>
          </table:table-cell>
          <table:table-cell table:style-name="ce12" table:formula="of:=IF([.D23]=1;&quot;\_&quot;&amp;[.E23]&amp;&quot;\_&quot;;[.E23])" office:value-type="string" office:string-value="PTC">
            <text:p>PTC</text:p>
          </table:table-cell>
          <table:table-cell table:style-name="ce7" office:value-type="float" office:value="0">
            <text:p>0</text:p>
          </table:table-cell>
          <table:table-cell table:style-name="ce12" table:formula="of:=LEFT([.G23];[.F23]-1)" office:value-type="string" office:string-value="PTC">
            <text:p>PTC</text:p>
          </table:table-cell>
          <table:table-cell table:style-name="ce7" table:formula="of:=SEARCH(&quot; &quot;;[.G23];1)" office:value-type="float" office:value="4">
            <text:p>4</text:p>
          </table:table-cell>
          <table:table-cell table:style-name="ce22" office:value-type="string">
            <text:p>PTC 23 IA Safety PTC thermistor input pin. To disable, connect both PTC and PTCEN to VSS.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s</text:p>
          </table:table-cell>
          <table:table-cell table:style-name="ce12" table:formula="of:=IF([.D24]=1;&quot;\_&quot;&amp;[.E24]&amp;&quot;\_&quot;;[.E24])" office:value-type="string" office:string-value="PTCEN">
            <text:p>PTCEN</text:p>
          </table:table-cell>
          <table:table-cell table:style-name="ce7" office:value-type="float" office:value="0">
            <text:p>0</text:p>
          </table:table-cell>
          <table:table-cell table:style-name="ce12" table:formula="of:=LEFT([.G24];[.F24]-1)" office:value-type="string" office:string-value="PTCEN">
            <text:p>PTCEN</text:p>
          </table:table-cell>
          <table:table-cell table:style-name="ce7" table:formula="of:=SEARCH(&quot; &quot;;[.G24];1)" office:value-type="float" office:value="6">
            <text:p>6</text:p>
          </table:table-cell>
          <table:table-cell table:style-name="ce22" office:value-type="string">
            <text:p>PTCEN 24 IA Safety PTC thermistor enable input pin. Connect to BAT. To disable, connect both PTC and PTCEN to VSS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ut</text:p>
          </table:table-cell>
          <table:table-cell table:style-name="ce12" table:formula="of:=IF([.D25]=1;&quot;\_&quot;&amp;[.E25]&amp;&quot;\_&quot;;[.E25])" office:value-type="string" office:string-value="FUSE">
            <text:p>FUSE</text:p>
          </table:table-cell>
          <table:table-cell table:style-name="ce7" office:value-type="float" office:value="0">
            <text:p>0</text:p>
          </table:table-cell>
          <table:table-cell table:style-name="ce12" table:formula="of:=LEFT([.G25];[.F25]-1)" office:value-type="string" office:string-value="FUSE">
            <text:p>FUSE</text:p>
          </table:table-cell>
          <table:table-cell table:style-name="ce7" table:formula="of:=SEARCH(&quot; &quot;;[.G25];1)" office:value-type="float" office:value="5">
            <text:p>5</text:p>
          </table:table-cell>
          <table:table-cell table:style-name="ce22" office:value-type="string">
            <text:p>FUSE 25 O Fuse drive output pin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wr</text:p>
          </table:table-cell>
          <table:table-cell table:style-name="ce12" table:formula="of:=IF([.D26]=1;&quot;\_&quot;&amp;[.E26]&amp;&quot;\_&quot;;[.E26])" office:value-type="string" office:string-value="VCC">
            <text:p>VCC</text:p>
          </table:table-cell>
          <table:table-cell table:style-name="ce7" office:value-type="float" office:value="0">
            <text:p>0</text:p>
          </table:table-cell>
          <table:table-cell table:style-name="ce12" table:formula="of:=LEFT([.G26];[.F26]-1)" office:value-type="string" office:string-value="VCC">
            <text:p>VCC</text:p>
          </table:table-cell>
          <table:table-cell table:style-name="ce7" table:formula="of:=SEARCH(&quot; &quot;;[.G26];1)" office:value-type="float" office:value="4">
            <text:p>4</text:p>
          </table:table-cell>
          <table:table-cell table:style-name="ce22" office:value-type="string">
            <text:p>VCC 26 P Secondary power supply input.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s</text:p>
          </table:table-cell>
          <table:table-cell table:style-name="ce12" table:formula="of:=IF([.D27]=1;&quot;\_&quot;&amp;[.E27]&amp;&quot;\_&quot;;[.E27])" office:value-type="string" office:string-value="PACK">
            <text:p>PACK</text:p>
          </table:table-cell>
          <table:table-cell table:style-name="ce7" office:value-type="float" office:value="0">
            <text:p>0</text:p>
          </table:table-cell>
          <table:table-cell table:style-name="ce12" table:formula="of:=LEFT([.G27];[.F27]-1)" office:value-type="string" office:string-value="PACK">
            <text:p>PACK</text:p>
          </table:table-cell>
          <table:table-cell table:style-name="ce7" table:formula="of:=SEARCH(&quot; &quot;;[.G27];1)" office:value-type="float" office:value="5">
            <text:p>5</text:p>
          </table:table-cell>
          <table:table-cell table:style-name="ce22" office:value-type="string">
            <text:p>PACK 27 IA Pack sense input pin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ut</text:p>
          </table:table-cell>
          <table:table-cell table:style-name="ce12" table:formula="of:=IF([.D28]=1;&quot;\_&quot;&amp;[.E28]&amp;&quot;\_&quot;;[.E28])" office:value-type="string" office:string-value="DSG">
            <text:p>DSG</text:p>
          </table:table-cell>
          <table:table-cell table:style-name="ce7" office:value-type="float" office:value="0">
            <text:p>0</text:p>
          </table:table-cell>
          <table:table-cell table:style-name="ce12" table:formula="of:=LEFT([.G28];[.F28]-1)" office:value-type="string" office:string-value="DSG">
            <text:p>DSG</text:p>
          </table:table-cell>
          <table:table-cell table:style-name="ce7" table:formula="of:=SEARCH(&quot; &quot;;[.G28];1)" office:value-type="float" office:value="4">
            <text:p>4</text:p>
          </table:table-cell>
          <table:table-cell table:style-name="ce22" office:value-type="string">
            <text:p>DSG 28 O NMOS Discharge FET drive output pin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s</text:p>
          </table:table-cell>
          <table:table-cell table:style-name="ce12" table:formula="of:=IF([.D29]=1;&quot;\_&quot;&amp;[.E29]&amp;&quot;\_&quot;;[.E29])" office:value-type="string" office:string-value="NC">
            <text:p>NC</text:p>
          </table:table-cell>
          <table:table-cell table:style-name="ce7" office:value-type="float" office:value="0">
            <text:p>0</text:p>
          </table:table-cell>
          <table:table-cell table:style-name="ce12" table:formula="of:=LEFT([.G29];[.F29]-1)" office:value-type="string" office:string-value="NC">
            <text:p>NC</text:p>
          </table:table-cell>
          <table:table-cell table:style-name="ce7" table:formula="of:=SEARCH(&quot; &quot;;[.G29];1)" office:value-type="float" office:value="3">
            <text:p>3</text:p>
          </table:table-cell>
          <table:table-cell table:style-name="ce22" office:value-type="string">
            <text:p>NC 29 — Not internally connected.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out</text:p>
          </table:table-cell>
          <table:table-cell table:style-name="ce12" table:formula="of:=IF([.D30]=1;&quot;\_&quot;&amp;[.E30]&amp;&quot;\_&quot;;[.E30])" office:value-type="string" office:string-value="PCHG">
            <text:p>PCHG</text:p>
          </table:table-cell>
          <table:table-cell table:style-name="ce7" office:value-type="float" office:value="0">
            <text:p>0</text:p>
          </table:table-cell>
          <table:table-cell table:style-name="ce12" table:formula="of:=LEFT([.G30];[.F30]-1)" office:value-type="string" office:string-value="PCHG">
            <text:p>PCHG</text:p>
          </table:table-cell>
          <table:table-cell table:style-name="ce7" table:formula="of:=SEARCH(&quot; &quot;;[.G30];1)" office:value-type="float" office:value="5">
            <text:p>5</text:p>
          </table:table-cell>
          <table:table-cell table:style-name="ce22" office:value-type="string">
            <text:p>PCHG 30 O PMOS Precharge FET drive output pin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ut</text:p>
          </table:table-cell>
          <table:table-cell table:style-name="ce12" table:formula="of:=IF([.D31]=1;&quot;\_&quot;&amp;[.E31]&amp;&quot;\_&quot;;[.E31])" office:value-type="string" office:string-value="CHG">
            <text:p>CHG</text:p>
          </table:table-cell>
          <table:table-cell table:style-name="ce7" office:value-type="float" office:value="0">
            <text:p>0</text:p>
          </table:table-cell>
          <table:table-cell table:style-name="ce12" table:formula="of:=LEFT([.G31];[.F31]-1)" office:value-type="string" office:string-value="CHG">
            <text:p>CHG</text:p>
          </table:table-cell>
          <table:table-cell table:style-name="ce7" table:formula="of:=SEARCH(&quot; &quot;;[.G31];1)" office:value-type="float" office:value="4">
            <text:p>4</text:p>
          </table:table-cell>
          <table:table-cell table:style-name="ce22" office:value-type="string">
            <text:p>CHG 31 O NMOS Charge FET drive output pi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wr</text:p>
          </table:table-cell>
          <table:table-cell table:style-name="ce12" table:formula="of:=IF([.D32]=1;&quot;\_&quot;&amp;[.E32]&amp;&quot;\_&quot;;[.E32])" office:value-type="string" office:string-value="BAT">
            <text:p>BAT</text:p>
          </table:table-cell>
          <table:table-cell table:style-name="ce7" office:value-type="float" office:value="0">
            <text:p>0</text:p>
          </table:table-cell>
          <table:table-cell table:style-name="ce12" table:formula="of:=LEFT([.G32];[.F32]-1)" office:value-type="string" office:string-value="BAT">
            <text:p>BAT</text:p>
          </table:table-cell>
          <table:table-cell table:style-name="ce7" table:formula="of:=SEARCH(&quot; &quot;;[.G32];1)" office:value-type="float" office:value="4">
            <text:p>4</text:p>
          </table:table-cell>
          <table:table-cell table:style-name="ce22" office:value-type="string">
            <text:p>BAT 32 P Primary power supply input pin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4-11-18T00:00:44</dc:date>
    <dc:language>de-DE</dc:language>
    <meta:editing-cycles>33</meta:editing-cycles>
    <meta:editing-duration>PT5H46M38S</meta:editing-duration>
    <meta:document-statistic meta:table-count="3" meta:cell-count="605" meta:object-count="0"/>
    <meta:user-defined meta:name="Info 1"/>
    <meta:user-defined meta:name="Info 2"/>
    <meta:user-defined meta:name="Info 3"/>
    <meta:user-defined meta:name="Info 4"/>
  </office:meta>
</office:document-meta>
</file>